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1"/>
    <style:style style:name="P26" style:family="paragraph" style:parent-style-name="Standard" style:list-style-name="L5">
      <style:paragraph-properties fo:margin-left="0.5in" fo:margin-right="0in" fo:text-indent="0in" style:auto-text-indent="fals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 style:master-page-name="First_20_Page">
      <style:paragraph-properties style:page-number="auto"/>
    </style:style>
    <style:style style:name="P2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style:writing-mode="lr-tb"/>
    </style:style>
    <style:style style:name="P3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11259248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text:id="ct611278240">
          <text:insertion>
            <office:change-info>
              <dc:creator>Bob Jacobsen</dc:creator>
              <dc:date>2010-10-13T22:18:00</dc:date>
            </office:change-info>
          </text:insertion>
        </text:changed-region>
        <text:changed-region text:id="ct611278336">
          <text:deletion>
            <office:change-info>
              <dc:creator>Bob Jacobsen</dc:creator>
              <dc:date>2010-10-08T18:29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52783191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change-start text:change-id="ct611259248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1306801369" text:style-name="L2">
        <text:list-item>
          <text:p text:style-name="P17">The OpenLCB Frame Transfer Specification, which specifies …</text:p>
        </text:list-item>
        <text:list-item>
          <text:p text:style-name="P17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818019311" text:style-name="L3">
        <text:list-item>
          <text:p text:style-name="P18">OpenLCB Common Information Technical Note</text:p>
        </text:list-item>
      </text:list>
      <text:h text:style-name="Heading_20_1" text:outline-level="1">States</text:h>
      <text:p text:style-name="Standard">The message network layer in an OpenLCB-CAN network has two states: </text:p>
      <text:list xml:id="list2130403927" text:style-name="L4">
        <text:list-item>
          <text:p text:style-name="P19">Uninitialized</text:p>
        </text:list-item>
        <text:list-item>
          <text:p text:style-name="P19">Initialized</text:p>
        </text:list-item>
      </text:list>
      <text:p text:style-name="Standard">Nodes shall start in the Uninitialized state.</text:p>
      <text:p text:style-name="Standard">A node in the Uninitialized state may transmit an Initialization Complete message. <text:s/>A node in the Unitialized state shall note transmit any other message type.</text:p>
      <text:p text:style-name="Standard">A node in <text:span text:style-name="T5">the</text:span> Initialized state may transmit any message type.</text:p>
      <text:p text:style-name="Standard"><text:soft-page-break/></text:p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span text:style-name="T5">the</text:span> frame, the format and contents of which is defined in this section. <text:s/>There are two formats, indicated by the most significant bit of the variable field.</text:p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11">Message Type Indicator: 0x</text:p>
      <text:p text:style-name="P11">Destination address present: No</text:p>
      <text:p text:style-name="P11">Simple subset: </text:p>
      <text:p text:style-name="P11">Priority group: </text:p>
      <text:p text:style-name="P11">Content: Full NID of the sending node</text:p>
      <text:p text:style-name="P12">CAN frame format: </text:p>
      <text:h text:style-name="Heading_20_3" text:outline-level="3">Verify Node ID</text:h>
      <text:p text:style-name="P11">Message Type Indicator: 0x</text:p>
      <text:p text:style-name="P11">Destination address present: Both yes and no</text:p>
      <text:p text:style-name="P11">Simple subset: </text:p>
      <text:p text:style-name="P11">Priority group: </text:p>
      <text:p text:style-name="P11">Content: </text:p>
      <text:p text:style-name="P12">CAN frame format: </text:p>
      <text:h text:style-name="Heading_20_3" text:outline-level="3">Verified Node ID</text:h>
      <text:p text:style-name="P11">Message Type Indicator: 0x</text:p>
      <text:p text:style-name="P11"><text:soft-page-break/>Destination address present: No (space reasons originally, but these no longer apply?)</text:p>
      <text:p text:style-name="P11">Simple subset: </text:p>
      <text:p text:style-name="P11">Priority group: </text:p>
      <text:p text:style-name="P11">Content: NID of the sending node – this is sent in full 48 bit format in all wire protocols, even if an alternate form or alias is available elsewhere in the message</text:p>
      <text:p text:style-name="P12">CAN frame format: </text:p>
      <text:h text:style-name="Heading_20_3" text:outline-level="3">Optional Interaction Rejected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426623055" text:style-name="L5">
        <text:list-item>
          <text:p text:style-name="P26">Mandatory most recent MTI (2 bytes)</text:p>
        </text:list-item>
        <text:list-item>
          <text:p text:style-name="P26">Mandatory error code (TBD) </text:p>
        </text:list-item>
        <text:list-item>
          <text:p text:style-name="P26">Optional data content (TBD)</text:p>
        </text:list-item>
      </text:list>
      <text:p text:style-name="P12">CAN frame format: </text:p>
      <text:h text:style-name="Heading_20_3" text:outline-level="3">Terminate Due to Error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2105590653" text:continue-numbering="true" text:style-name="L5">
        <text:list-item>
          <text:p text:style-name="P26">Mandatory most recent MTI <text:s/>(2 bytes)</text:p>
        </text:list-item>
        <text:list-item>
          <text:p text:style-name="P26">Mandatory error code (TBD) </text:p>
        </text:list-item>
        <text:list-item>
          <text:p text:style-name="P26">Optional data content (TBD)</text:p>
        </text:list-item>
      </text:list>
      <text:p text:style-name="P12">CAN frame format: </text:p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<text:soft-page-break/>Node Initialization</text:h>
      <text:p text:style-name="Standard">Newly functional nodes, once their start-up is complete and they are fully operational, shall send an "Initialization Complete" message and enter Initialized state.</text:p>
      <text:list xml:id="list1675940096" text:style-name="L6">
        <text:list-item>
          <text:p text:style-name="P20">There is no guarantee that any other node is listening for this. No reply is possible. </text:p>
        </text:list-item>
        <text:list-item>
          <text:p text:style-name="P20">Nodes must not emit any other OpenLCB message before the “Initialization Complete” message.</text:p>
        </text:list-item>
      </text:list>
      <text:p text:style-name="Standard">Sending the IC message is required to insure that higher-level tools are notified that they may start to work with the node. </text:p>
      <text:p text:style-name="Standard"/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ould not transmit any further messages until reset because this message will be received at the other duplicate-ID node(s), resulting in additional “Duplicate Source ID detected” global events and causing a possible message loop.</text:p>
      <text:p text:style-name="Standard">To further improve the reliability of this detection, OpenLCB nodes should, but need not, emit a Verified Node ID message every 30 to 90 seconds. As an implementation detail, it's recommended that CAN-attached nodes use their NIDa to pick that interval so that messages don't bunch up.</text:p>
      <text:h text:style-name="Heading_20_2" text:outline-level="2">Node ID Discovery</text:h>
      <text:p text:style-name="Standard">Upon receipt of a Verify Node ID Number message addressed to it, or an unaddressed Verify Node ID Number message, a node will reply with an unaddressed Verified Node ID Number. </text:p>
      <text:p text:style-name="Standard">This can be used as check that a specific node is still reachable. When wire protocols compress the originating and/or destination NID, this can be used to obtain the full NID. </text:p>
      <text:p text:style-name="Standard">The standard Verify Node ID Number interaction can be used to get the full 48-bit NID from a node for translation. At power up each node must obtain a alias that is locally unique. Gateways will also have to obtain unique aliases for remote nodes they are proxying on to the segment. </text:p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<text:soft-page-break/>Reject Addressed Optional Interaction</text:h>
      <text:list xml:id="list852347817" text:style-name="L7">
        <text:list-item>
          <text:p text:style-name="P21">Node A receives an addressed message from Node B that carries Node A's NID. </text:p>
        </text:list-item>
      </text:list>
      <text:list xml:id="list1416503226" text:style-name="L8">
        <text:list-item>
          <text:p text:style-name="P22">The MTI indicates the start of an optional interaction. </text:p>
        </text:list-item>
      </text:list>
      <text:list xml:id="list2036160784" text:style-name="L9">
        <text:list-item>
          <text:p text:style-name="P23">If Node A does not want to take part in the optional interaction, it may send an Optional Interaction Rejected message addressed to Node B with the original MTI in the message content. There is no requirement that OIR be sent; the node may silently ignore the incoming message.</text:p>
        </text:list-item>
      </text:list>
      <text:p text:style-name="Standard">The message content also contains an optional reason code and an optional data value. The use of these fields is to be defined. </text:p>
      <text:h text:style-name="Heading_20_3" text:outline-level="3">Reject Unaddressed Optional Interaction</text:h>
      <text:list xml:id="list1325050140" text:style-name="L10">
        <text:list-item>
          <text:p text:style-name="P24">Node A receives an unaddressed message from Node B. </text:p>
        </text:list-item>
        <text:list-item>
          <text:p text:style-name="P24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h text:style-name="Heading_20_3" text:outline-level="3">Reject Addressed Standard Interaction Due to Error</text:h>
      <text:list xml:id="list434951987" text:style-name="L11">
        <text:list-item>
          <text:p text:style-name="P25">Node A is taking part in an addressed interaction with Node B. Either node may be able to send the next message.</text:p>
        </text:list-item>
        <text:list-item>
          <text:p text:style-name="P25">Some error condition prevents Node A from continuing the interaction. </text:p>
        </text:list-item>
        <text:list-item>
          <text:p text:style-name="P25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><text:change-end text:change-id="ct611259248"/><text:change-start text:change-id="ct611278240"/></text:p>
      <text:p text:style-name="P1"><text:change-end text:change-id="ct611278240"/><text:change text:change-id="ct6112783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States<text:tab/>1</text:p>
          <text:p text:style-name="P13"><text:s/>5 Message Format (Normative)<text:tab/>2</text:p>
          <text:p text:style-name="P14"><text:s/>5.1 Global (non-addressed) messages<text:tab/>2</text:p>
          <text:p text:style-name="P14"><text:s/>5.2 Addressed messages<text:tab/>2</text:p>
          <text:p text:style-name="P13"><text:s/>6 Messages (Normative)<text:tab/>2</text:p>
          <text:p text:style-name="P15"><text:s/>6.1.1 Initialization Complete<text:tab/>2</text:p>
          <text:p text:style-name="P15"><text:s/>6.1.2 Verify Node ID<text:tab/>2</text:p>
          <text:p text:style-name="P15"><text:s/>6.1.3 Verified Node ID<text:tab/>2</text:p>
          <text:p text:style-name="P15"><text:s/>6.1.4 Optional Interaction Rejected<text:tab/>3</text:p>
          <text:p text:style-name="P15"><text:s/>6.1.5 Terminate Due to Error<text:tab/>3</text:p>
          <text:p text:style-name="P13"><text:s/>7 Interactions (Normative)<text:tab/>3</text:p>
          <text:p text:style-name="P14"><text:s/>7.1 Node Initialization<text:tab/>4</text:p>
          <text:p text:style-name="P14"><text:s/>7.2 Duplicate Node ID Detection<text:tab/>4</text:p>
          <text:p text:style-name="P14"><text:s/>7.3 Node ID Discovery<text:tab/>4</text:p>
          <text:p text:style-name="P14"><text:s/>7.4 Error Handling<text:tab/>4</text:p>
          <text:p text:style-name="P15"><text:s/>7.4.1 Reject Addressed Optional Interaction<text:tab/>5</text:p>
          <text:p text:style-name="P15"><text:s/>7.4.2 Reject Unaddressed Optional Interaction<text:tab/>5</text:p>
          <text:p text:style-name="P15"><text:s/>7.4.3 Reject Addressed Standard Interaction Due to Error<text:tab/>5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7924230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7924244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79242304"/><text:change-start text:change-id="ct679242448"/>OpenLCB-CAN Message Network Standard<text:change-end text:change-id="ct679242448"/></text:p>
      </style:header>
      <style:footer>
        <text:tracked-changes>
          <text:changed-region text:id="ct67923652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7923617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792362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79236528"/><text:change-start text:change-id="ct679236176"/><text:span text:style-name="MT2">Copyright 2010, by J. Day, D. Harris, B. Jacobsen, and A. Shepherd</text:span><text:change-end text:change-id="ct679236176"/><text:change text:change-id="ct67923627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3:10.99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1051976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1051985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11122000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611122096">
            <text:deletion>
              <office:change-info>
                <dc:creator>Bob Jacobsen</dc:creator>
                <dc:date>2010-10-08T18:28:00</dc:date>
              </office:change-info>
              <text:p text:style-name="MP7">(title)</text:p>
            </text:deletion>
          </text:changed-region>
          <text:changed-region text:id="ct611122192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61112238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75055856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text:id="ct61112249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1093094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10519760"/><text:change-start text:change-id="ct610519856"/>OpenLCB St<text:change-end text:change-id="ct610519856"/><text:change-start text:change-id="ct611122000"/>andard<text:change-end text:change-id="ct61112200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11122096"/><text:change-start text:change-id="ct611122192"/>OpenLCB-CAN Message Network<text:change-end text:change-id="ct61112219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11122384"/><text:change-start text:change-id="ct575055856"/><text:date style:data-style-name="N75" text:date-value="2010-10-14T08:43:10.99">Oct 14, 2010</text:date><text:change-end text:change-id="ct575055856"/></text:p>
            </table:table-cell>
            <table:table-cell table:style-name="Table1.C1" office:value-type="string">
              <text:p text:style-name="MP7"><text:change text:change-id="ct611122496"/><text:change-start text:change-id="ct610930944"/>Preliminary<text:change-end text:change-id="ct610930944"/></text:p>
            </table:table-cell>
          </table:table-row>
        </table:table>
        <text:p text:style-name="Header"/>
      </style:header>
      <style:footer>
        <text:tracked-changes>
          <text:changed-region text:id="ct67925392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7925409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7925433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79253920"/><text:change-start text:change-id="ct679254096"/><text:span text:style-name="MT5">10</text:span><text:change-end text:change-id="ct679254096"/><text:span text:style-name="MT5">, by J. Day, D. Harris, B. Jacobsen, </text:span><text:change text:change-id="ct679254336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3:10.99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90</meta:editing-cycles>
    <meta:editing-duration>PT13H08M05S</meta:editing-duration>
    <meta:generator>OpenOffice.org/3.2$Unix OpenOffice.org_project/320m18$Build-9502</meta:generator>
    <dc:date>2010-10-14T08:43:11</dc:date>
    <dc:creator>Bob Jacobsen</dc:creator>
    <meta:keyword>OpenLCB-CAN Message Network</meta:keyword>
    <meta:document-statistic meta:table-count="1" meta:image-count="1" meta:object-count="0" meta:page-count="6" meta:paragraph-count="146" meta:word-count="1449" meta:character-count="8933"/>
    <meta:user-defined meta:name="Info 1"/>
    <meta:user-defined meta:name="Info 2"/>
    <meta:user-defined meta:name="Info 3"/>
    <meta:user-defined meta:name="Info 4"/>
  </office:meta>
</office:document-meta>
</file>